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60a5" officeooo:paragraph-rsid="000360a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60a5" officeooo:paragraph-rsid="000360a5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0a5" officeooo:paragraph-rsid="000360a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360a5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360a5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360a5" officeooo:paragraph-rsid="000360a5" style:font-weight-asian="normal" style:font-weight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2pt" style:text-underline-style="none" fo:font-weight="normal" officeooo:rsid="000360a5" officeooo:paragraph-rsid="000360a5" style:font-weight-asian="normal" style:font-weight-complex="normal"/>
    </style:style>
    <style:style style:name="P9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00360a5" officeooo:paragraph-rsid="000360a5" style:font-weight-asian="normal" style:font-weight-complex="normal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T1" style:family="text">
      <style:text-properties fo:font-size="12pt" style:text-underline-style="none" fo:font-weight="normal" officeooo:rsid="000360a5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ndscape for Petroleum safety inspection</text:p>
      <text:p text:style-name="P1">Management:</text:p>
      <text:p text:style-name="P4"><text:span text:style-name="T1"><text:tab/></text:span></text:p>
      <text:list xml:id="list3840501476" text:style-name="L2">
        <text:list-item>
          <text:p text:style-name="P5">Inspection Planning and Scheduling: The ability to plan and schedule safety inspections to ensure that they are conducted regularly and efficiently.</text:p>
          <text:p text:style-name="P5"/>
        </text:list-item>
        <text:list-item>
          <text:p text:style-name="P10">Inspection Execution: The ability to execute safety inspections effectively, including identifying hazards, assessing risks, and documenting findings.</text:p>
        </text:list-item>
        <text:list-item>
          <text:p text:style-name="P10">Inspection Data Management: The ability to manage inspection data, including storage, retrieval, and analysis.</text:p>
        </text:list-item>
        <text:list-item>
          <text:p text:style-name="P10">Inspection Reporting: The ability to generate and distribute inspection reports to relevant stakeholders, including management and regulatory authorities.</text:p>
        </text:list-item>
        <text:list-item>
          <text:p text:style-name="P10">Corrective Action Management: The ability to manage corrective actions resulting from inspection findings, including tracking progress, and ensuring that actions are completed effectively.</text:p>
        </text:list-item>
        <text:list-item>
          <text:p text:style-name="P10">Continuous Improvement: The ability to use inspection findings to improve the safety management system continually, including identifying trends and areas for improvement.</text:p>
        </text:list-item>
        <text:list-item>
          <text:p text:style-name="P10">Safety Culture: The ability to promote a positive safety culture within the organization, including fostering a sense of responsibility for safety among employees and creating an environment that encourages reporting of safety concerns.</text:p>
        </text:list-item>
        <text:list-item>
          <text:p text:style-name="P10">Training and Qualification Management: The ability to manage training and qualification requirements for personnel involved in safety inspections, including tracking training records and ensuring that personnel are adequately qualified.</text:p>
        </text:list-item>
        <text:list-item>
          <text:p text:style-name="P10">Regulatory Compliance: The ability to ensure compliance with relevant safety regulations, codes, and standards, including tracking changes to regulations and adapting inspection processes accordingly.</text:p>
        </text:list-item>
        <text:list-item>
          <text:p text:style-name="P10">Resource Management: The ability to manage resources required for safety inspections, including personnel, equipment, and budgets.</text:p>
        </text:list-item>
      </text:list>
      <text:p text:style-name="P2"/>
      <text:p text:style-name="P1">Core:</text:p>
      <text:list xml:id="list1169441420" text:style-name="L1">
        <text:list-item>
          <text:p text:style-name="P6">Risk Assessment: The ability to assess the severity and likelihood of identified hazards is necessary to prioritize and address the most critical risks.</text:p>
        </text:list-item>
        <text:list-item>
          <text:p text:style-name="P6">Compliance Management: The ability to identify and comply with relevant safety regulations, codes, and standards.</text:p>
        </text:list-item>
        <text:list-item>
          <text:p text:style-name="P6">Safety Performance Metrics: The ability to measure and track safety performance metrics, such as incident rates and near-miss reporting, to identify trends and improvement opportunities.</text:p>
        </text:list-item>
        <text:list-item>
          <text:p text:style-name="P6">Emergency Response: The ability to plan and execute emergency response procedures in case of accidents or incidents at the facility.</text:p>
        </text:list-item>
        <text:list-item>
          <text:p text:style-name="P6"><text:soft-page-break/>Training and Qualification: The ability to ensure that personnel involved in the safety inspection are adequately trained and qualified.</text:p>
        </text:list-item>
        <text:list-item>
          <text:p text:style-name="P6">Safety Culture: The ability to promote a positive safety culture within the organization and to encourage safe behavior among employees.</text:p>
        </text:list-item>
        <text:list-item>
          <text:p text:style-name="P6">Documentation and Reporting: The ability to document inspection findings and communicate them to relevant stakeholders, including management and regulatory authorities.</text:p>
        </text:list-item>
        <text:list-item>
          <text:p text:style-name="P6">Corrective Actions: The ability to develop and implement corrective actions to address identified hazards and risks.</text:p>
        </text:list-item>
        <text:list-item>
          <text:p text:style-name="P6">Continuous Improvement: The ability to use inspection findings to continuously improve the safety management system and prevent future incidents.</text:p>
        </text:list-item>
        <text:list-item>
          <text:p text:style-name="P8">Hazard Identification: The ability to identify hazards and risks associated with the petroleum facility is a critical function of a safety inspection.</text:p>
        </text:list-item>
      </text:list>
      <text:p text:style-name="P2"/>
      <text:p text:style-name="P1">Support:</text:p>
      <text:p text:style-name="P7"/>
      <text:list xml:id="list4224911244" text:style-name="L3">
        <text:list-item>
          <text:p text:style-name="P9">Information Management: The ability to manage information related to safety inspections, including inspection data, regulatory requirements, and safety performance metrics.</text:p>
        </text:list-item>
        <text:list-item>
          <text:p text:style-name="P11">Data Analysis: The ability to analyze inspection data to identify trends and areas for improvement.</text:p>
        </text:list-item>
        <text:list-item>
          <text:p text:style-name="P11">Communication and Collaboration: The ability to facilitate communication and collaboration among personnel involved in safety inspections, including sharing of information and best practices.</text:p>
        </text:list-item>
        <text:list-item>
          <text:p text:style-name="P11">Training and Development: The ability to provide training and development opportunities to personnel involved in safety inspections to improve their knowledge and skills.</text:p>
        </text:list-item>
        <text:list-item>
          <text:p text:style-name="P11">Audit and Review: The ability to conduct internal audits and reviews to ensure that safety inspection processes are effective and efficient.</text:p>
        </text:list-item>
        <text:list-item>
          <text:p text:style-name="P11">Change Management: The ability to manage changes to safety inspection processes, including assessing the impact of changes and ensuring that changes are implemented effectively.</text:p>
        </text:list-item>
        <text:list-item>
          <text:p text:style-name="P11">Performance Management: The ability to monitor and evaluate the performance of personnel involved in safety inspections to ensure that they meet performance expectations.</text:p>
        </text:list-item>
        <text:list-item>
          <text:p text:style-name="P11">Quality Management: The ability to manage the quality of safety inspection processes, including ensuring that they are consistent, reliable, and effective.</text:p>
        </text:list-item>
        <text:list-item>
          <text:p text:style-name="P11">Document Management: The ability to manage documents related to safety inspections, including inspection reports, corrective action plans, and training records.</text:p>
        </text:list-item>
        <text:list-item>
          <text:p text:style-name="P11">Vendor Management: The ability to manage relationships with vendors that provide equipment and services related to safety inspections, including monitoring their performance and ensuring that they meet contractual requirements.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1:59:15.482260928</meta:creation-date>
    <dc:date>2023-03-07T22:06:11.355394589</dc:date>
    <meta:editing-duration>PT6M5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35" meta:word-count="673" meta:character-count="4947" meta:non-whitespace-character-count="4337"/>
  </office:meta>
</office:document-meta>
</file>